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70000002AF30F1F086380CE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Source Serif Pro" svg:font-family="'Source Serif Pro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Arial" fo:font-size="12pt" fo:font-weight="normal" officeooo:rsid="00176d9d" officeooo:paragraph-rsid="0017aeed" style:font-size-asian="12pt" style:font-weight-asian="normal" style:font-size-complex="12pt" style:font-weight-complex="normal"/>
    </style:style>
    <style:style style:name="P2" style:family="paragraph" style:parent-style-name="Text_20_body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4pt" fo:font-weight="normal" officeooo:rsid="001954ab" officeooo:paragraph-rsid="001954ab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Arial" fo:font-size="12pt" fo:font-weight="normal" officeooo:rsid="00176d9d" officeooo:paragraph-rsid="00176d9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rsid="00176d9d" officeooo:paragraph-rsid="00176d9d"/>
    </style:style>
    <style:style style:name="T1" style:family="text">
      <style:text-properties officeooo:rsid="00176d9d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333333" fo:font-size="10.5pt" fo:letter-spacing="normal" fo:font-style="normal" fo:font-weight="normal"/>
    </style:style>
    <style:style style:name="T4" style:family="text">
      <style:text-properties fo:font-variant="normal" fo:text-transform="none" fo:color="#333333" fo:letter-spacing="normal" fo:font-style="normal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253a44" style:font-name="Source Serif Pro" fo:font-size="13.5pt" fo:letter-spacing="normal" fo:font-style="normal" fo:font-weight="normal"/>
    </style:style>
    <style:style style:name="T7" style:family="text">
      <style:text-properties fo:font-variant="normal" fo:text-transform="none" fo:color="#253a44" style:font-name="Source Serif Pro" fo:font-size="13.5pt" fo:letter-spacing="normal" fo:font-style="normal" fo:font-weight="normal" officeooo:rsid="00176d9d"/>
    </style:style>
    <style:style style:name="T8" style:family="text">
      <style:text-properties fo:font-variant="normal" fo:text-transform="none" fo:color="#253a44" style:font-name="Source Serif Pro" fo:font-size="13.5pt" fo:letter-spacing="normal" fo:font-style="normal" fo:font-weight="normal" officeooo:rsid="0017aeed"/>
    </style:style>
    <style:style style:name="T9" style:family="text">
      <style:text-properties fo:font-variant="normal" fo:text-transform="none" fo:color="#253a44" fo:font-size="13.5pt" fo:letter-spacing="normal" fo:font-style="normal" fo:font-weight="normal"/>
    </style:style>
    <style:style style:name="T10" style:family="text">
      <style:text-properties fo:font-variant="normal" fo:text-transform="none" fo:color="#253a44" fo:font-size="13.5pt" fo:letter-spacing="normal" fo:font-style="normal" fo:font-weight="normal" officeooo:rsid="00176d9d"/>
    </style:style>
    <style:style style:name="T11" style:family="text">
      <style:text-properties fo:font-variant="normal" fo:text-transform="none" fo:color="#253a44" fo:font-size="13.5pt" fo:letter-spacing="normal" fo:font-style="normal" fo:font-weight="normal" officeooo:rsid="0017aeed"/>
    </style:style>
    <style:style style:name="T12" style:family="text">
      <style:text-properties fo:font-variant="normal" fo:text-transform="none" fo:color="#253a44" fo:letter-spacing="normal" fo:font-style="normal"/>
    </style:style>
    <style:style style:name="T13" style:family="text">
      <style:text-properties fo:font-variant="normal" fo:text-transform="none" fo:color="#253a44" fo:letter-spacing="normal" fo:font-style="normal" fo:font-weight="normal"/>
    </style:style>
    <style:style style:name="T14" style:family="text">
      <style:text-properties fo:font-variant="normal" fo:text-transform="none" fo:color="#253a44" fo:letter-spacing="normal" fo:font-style="normal" fo:font-weight="normal" officeooo:rsid="00176d9d"/>
    </style:style>
    <style:style style:name="T15" style:family="text">
      <style:text-properties fo:font-variant="normal" fo:text-transform="none" fo:color="#253a44" fo:letter-spacing="normal" fo:font-style="normal" fo:font-weight="normal" officeooo:rsid="0017aeed"/>
    </style:style>
    <style:style style:name="T16" style:family="text">
      <style:text-properties fo:font-variant="normal" fo:text-transform="none" fo:color="#253a44" fo:letter-spacing="normal" fo:font-style="normal" officeooo:rsid="00176d9d"/>
    </style:style>
    <style:style style:name="T17" style:family="text">
      <style:text-properties fo:font-variant="normal" fo:text-transform="none" fo:color="#253a44" fo:letter-spacing="normal" fo:font-style="normal" officeooo:rsid="0017aeed"/>
    </style:style>
    <style:style style:name="T18" style:family="text">
      <style:text-properties fo:font-variant="normal" fo:text-transform="none" fo:letter-spacing="normal" fo:font-style="normal"/>
    </style:style>
    <style:style style:name="T19" style:family="text">
      <style:text-properties fo:font-variant="normal" fo:text-transform="none" fo:letter-spacing="normal" fo:font-style="normal" officeooo:rsid="00176d9d"/>
    </style:style>
    <style:style style:name="T20" style:family="text">
      <style:text-properties fo:font-variant="normal" fo:text-transform="none" fo:letter-spacing="normal" fo:font-style="normal" officeooo:rsid="0017aeed"/>
    </style:style>
    <style:style style:name="T21" style:family="text">
      <style:text-properties fo:font-variant="normal" fo:text-transform="none" style:font-name="Source Serif Pro" fo:font-size="13.5pt" fo:letter-spacing="normal" fo:font-style="normal" fo:font-weight="normal" officeooo:rsid="00176d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4">Nome: Wendel Matheus Lorenzi Ferreira <text:s text:c="2"/>RA: 1997556 <text:s/></text:p>
      <text:p text:style-name="P4">Curso: Eng. de Computação</text:p>
      <text:p text:style-name="P3"/>
      <text:p text:style-name="P3"><text:span text:style-name="T1">Pesquisa sobre </text:span><text:span text:style-name="T18">Wrappers em Java</text:span> </text:p>
      <text:p text:style-name="P5"/>
      <text:p text:style-name="P6"><text:span text:style-name="T18"><text:tab/>Wrappers vem do verbo inglês “wrap” que significa envolver. Eles são um nome adicional ao padrão de projeto Decorator. Tem como principal função “envolver coisas” adicionando funcionalidades à ela.</text:span> </text:p>
      <text:p text:style-name="P6"/>
      <text:p text:style-name="P6"><text:span text:style-name="T18"><text:tab/>O Java conta com diversos Wrappers que adicionam funcionalidades a outras classes ou tipos primitivos, um exemplo dele é o Integer, que é o Wrapper do tipo primitivo int., </text:span><text:span text:style-name="T19">porém além disso o java ainda possui mais sete Wrappers.</text:span></text:p>
      <text:p text:style-name="P6"><text:span text:style-name="T19"/></text:p>
      <text:p text:style-name="P7"><draw:frame draw:style-name="fr1" draw:name="Figura1" text:anchor-type="paragraph" svg:width="6.959cm" svg:height="1.111cm" draw:z-index="0"><draw:image xlink:href="Pictures/10000000000001070000002AF30F1F086380CED8.png" xlink:type="simple" xlink:show="embed" xlink:actuate="onLoad" loext:mime-type="image/png"/></draw:frame><text:span text:style-name="T19"/></text:p>
      <text:p text:style-name="P7"><text:span text:style-name="T19"/></text:p>
      <text:p text:style-name="P7"><text:span text:style-name="T19"/></text:p>
      <text:p text:style-name="P1"><text:span text:style-name="T20"><text:tab/>Alguns Wrappers</text:span><text:span text:style-name="T18">: para tratar o fluxo de conexões como orientado a objetos (ObjectInputStream), fluxos de </text:span><text:span text:style-name="T20">áudio</text:span><text:span text:style-name="T18"> (AudioInputStream), baseados em tipos primitivos (DataInputStream), ou adicionar buffers (BufferedInputStream) a eles. Todos esses são exemplos de wrappers para o básico e sem funcionalidade InputStream. E o interessante, é que, esses wrappers podem ser combinados (pode-se fazer um FileInputStream, associa-lo a um BufferedInputStream e ler dados primitivos dele após associar o resultado a um DataInputStream).</text:span></text:p>
      <text:p text:style-name="P2"><text:tab/>Com o Wrapper Integer envolvendo o tipo primitivo int você consegue executar métodos como é o caso do: parseInt, valueOf e assim por diante.</text:p>
      <text:p text:style-name="P8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Source Serif Pro" svg:font-family="'Source Serif Pro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9:36:16.951000000</meta:creation-date>
    <dc:date>2018-09-13T19:57:46.620000000</dc:date>
    <meta:editing-duration>PT11M18S</meta:editing-duration>
    <meta:editing-cycles>2</meta:editing-cycles>
    <meta:generator>LibreOffice/6.1.1.2$Windows_X86_64 LibreOffice_project/5d19a1bfa650b796764388cd8b33a5af1f5baa1b</meta:generator>
    <meta:document-statistic meta:table-count="0" meta:image-count="1" meta:object-count="0" meta:page-count="1" meta:paragraph-count="7" meta:word-count="179" meta:character-count="1203" meta:non-whitespace-character-count="1021"/>
  </office:meta>
</office:document-meta>
</file>